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ingOnRealObjectsTest.shouldVerifyInOrderAnd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yingOnRealObjectsTest.shouldVerifyNoMoreInteractionsAnd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yingOnRealObjectsTest.should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yingOnRealObjectsTest.shouldStubVo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yingOnRealObjectsTest.shoul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ingOnRealObjectsTest.should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ingOnRealObjectsTest.shouldSayNiceMessageWhenSpyingOnPrivate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yingOnRealObjectsTest.shouldVerifyNumberOf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yingOnRealObjectsTest.shouldVerify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ingOnRealObjectsTest.shouldVerifyNumberOfTimesAnd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yingOnRealObjectsTest.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ingOnRealObjectsTest.shouldAllowOverriding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yingOnRealObjectsTest.shouldStubWithDoReturnAn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yingOnRealObjectsTest.shouldBeAbleToMockObjectBecauseWhy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ingOnRealObjectsTest.shouldAllowSpyingAnonymous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